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2000000000A0000000ADDA84F49.gi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News 706" svg:font-family="'News 706', Georgia, serif"/>
    <style:font-face style:name="News706BT-RomanC" svg:font-family="News706BT-RomanC, 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Text_20_body">
      <style:paragraph-properties fo:margin-left="0in" fo:margin-right="0in" fo:margin-top="0in" fo:margin-bottom="0in" fo:line-height="137%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fo:line-height="137%" fo:text-indent="0in" style:auto-text-indent="false" fo:padding="0in" fo:border="none"/>
      <style:text-properties fo:font-variant="normal" fo:text-transform="none" fo:color="#222222" style:font-name="News706BT-RomanC" fo:font-size="9.60000038146973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style:line-height-at-least="0.1835in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222222" style:font-name="News 706" fo:font-size="9.60000038146973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in" style:line-height-at-least="0.1835in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222222" style:font-name="News 706" fo:font-size="9.60000038146973pt" fo:letter-spacing="normal" fo:font-style="normal" fo:font-weight="bold" style:font-weight-asian="bold" style:font-weight-complex="bold"/>
    </style:style>
    <style:style style:name="P6" style:family="paragraph" style:parent-style-name="Heading_20_2">
      <style:text-properties fo:font-weight="bold"/>
    </style:style>
    <style:style style:name="P7" style:family="paragraph" style:parent-style-name="Heading_20_2">
      <style:text-properties style:text-underline-style="solid" style:text-underline-width="auto" style:text-underline-color="font-color" fo:font-weight="bold"/>
    </style:style>
    <style:style style:name="P8" style:family="paragraph" style:parent-style-name="Text_20_body" style:list-style-name="L1">
      <style:paragraph-properties fo:margin-left="0in" fo:margin-right="0in" fo:margin-top="0in" fo:margin-bottom="0in" style:line-height-at-least="0.1835in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9" style:family="paragraph" style:parent-style-name="Text_20_body" style:list-style-name="L2">
      <style:paragraph-properties fo:margin-left="0in" fo:margin-right="0in" fo:margin-top="0in" fo:margin-bottom="0in" style:line-height-at-least="0.1835in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10" style:family="paragraph" style:parent-style-name="Text_20_body" style:list-style-name="L3">
      <style:paragraph-properties fo:margin-left="0in" fo:margin-right="0in" fo:margin-top="0in" fo:margin-bottom="0in" style:line-height-at-least="0.1835in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222222" style:font-name="News 706" fo:font-size="9.60000038146973pt" fo:letter-spacing="normal" fo:font-style="normal" fo:font-weight="normal"/>
    </style:style>
    <style:style style:name="P11" style:family="paragraph" style:parent-style-name="Text_20_body" style:list-style-name="L4">
      <style:paragraph-properties fo:margin-left="0in" fo:margin-right="0in" fo:margin-top="0in" fo:margin-bottom="0in" style:line-height-at-least="0.1835in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222222" style:font-name="News 706" fo:font-size="9.60000038146973pt" fo:letter-spacing="normal" fo:font-style="normal" fo:font-weight="normal"/>
    </style:style>
    <style:style style:name="P12" style:family="paragraph" style:parent-style-name="Text_20_body" style:list-style-name="L5">
      <style:paragraph-properties fo:margin-left="0in" fo:margin-right="0in" fo:margin-top="0in" fo:margin-bottom="0in" style:line-height-at-least="0.1835in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222222" style:font-name="News 706" fo:font-size="9.60000038146973pt" fo:letter-spacing="normal" fo:font-style="normal" fo:font-weight="normal"/>
    </style:style>
    <style:style style:name="P13" style:family="paragraph" style:parent-style-name="Text_20_body" style:list-style-name="L6">
      <style:paragraph-properties fo:margin-left="0in" fo:margin-right="0in" fo:margin-top="0in" fo:margin-bottom="0in" style:line-height-at-least="0.1835in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222222" style:font-name="News 706" fo:font-size="9.60000038146973pt" fo:letter-spacing="normal" fo:font-style="normal" fo:font-weight="normal"/>
    </style:style>
    <style:style style:name="P14" style:family="paragraph" style:parent-style-name="Text_20_body" style:list-style-name="L3">
      <style:paragraph-properties fo:margin-left="0in" fo:margin-right="0in" fo:margin-top="0in" fo:margin-bottom="0in" style:line-height-at-least="0.1835in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222222" style:font-name="News 706" fo:font-size="9.60000038146973pt" fo:letter-spacing="normal" fo:font-style="normal" fo:font-weight="bold" style:font-weight-asian="bold" style:font-weight-complex="bold"/>
    </style:style>
    <style:style style:name="T1" style:family="text">
      <style:text-properties fo:font-variant="normal" fo:text-transform="none" fo:color="#222222" style:font-name="News 706" fo:font-size="9.60000038146973pt" fo:letter-spacing="normal" fo:font-style="normal"/>
    </style:style>
    <style:style style:name="T2" style:family="text">
      <style:text-properties fo:font-variant="normal" fo:text-transform="none" fo:color="#222222" style:font-name="News 706" fo:font-size="9.60000038146973pt" fo:letter-spacing="normal" fo:font-style="normal" fo:font-weight="normal" fo:background-color="transparen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nothing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nothing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nothing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nothing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nothing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nothing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nothing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nothing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nothing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nothing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nothing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nothing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nothing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nothing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nothing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nothing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nothing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nothing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 fo:text-indent="-0.25in" fo:margin-left="0.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 fo:text-indent="-0.25in" fo:margin-left="0.5in"/>
        </style:list-level-properties>
        <style:text-properties style:font-name="StarSymbol"/>
      </text:list-level-style-bullet>
      <text:list-level-style-image text:level="2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0835in" fo:height="0.0835in">
          <style:list-level-label-alignment text:label-followed-by="nothing" fo:text-indent="-0.25in" fo:margin-left="0.75in"/>
        </style:list-level-properties>
      </text:list-level-style-image>
      <text:list-level-style-image text:level="3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0835in" fo:height="0.0835in">
          <style:list-level-label-alignment text:label-followed-by="nothing" fo:text-indent="-0.25in" fo:margin-left="1in"/>
        </style:list-level-properties>
      </text:list-level-style-image>
      <text:list-level-style-image text:level="4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0835in" fo:height="0.0835in">
          <style:list-level-label-alignment text:label-followed-by="nothing" fo:text-indent="-0.25in" fo:margin-left="1.25in"/>
        </style:list-level-properties>
      </text:list-level-style-image>
      <text:list-level-style-image text:level="5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0835in" fo:height="0.0835in">
          <style:list-level-label-alignment text:label-followed-by="nothing" fo:text-indent="-0.25in" fo:margin-left="1.5in"/>
        </style:list-level-properties>
      </text:list-level-style-image>
      <text:list-level-style-image text:level="6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0835in" fo:height="0.0835in">
          <style:list-level-label-alignment text:label-followed-by="nothing" fo:text-indent="-0.25in" fo:margin-left="1.75in"/>
        </style:list-level-properties>
      </text:list-level-style-image>
      <text:list-level-style-image text:level="7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0835in" fo:height="0.0835in">
          <style:list-level-label-alignment text:label-followed-by="nothing" fo:text-indent="-0.25in" fo:margin-left="2in"/>
        </style:list-level-properties>
      </text:list-level-style-image>
      <text:list-level-style-image text:level="8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0835in" fo:height="0.0835in">
          <style:list-level-label-alignment text:label-followed-by="nothing" fo:text-indent="-0.25in" fo:margin-left="2.25in"/>
        </style:list-level-properties>
      </text:list-level-style-image>
      <text:list-level-style-image text:level="9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0835in" fo:height="0.0835in">
          <style:list-level-label-alignment text:label-followed-by="nothing" fo:text-indent="-0.25in" fo:margin-left="2.5in"/>
        </style:list-level-properties>
      </text:list-level-style-image>
      <text:list-level-style-image text:level="10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0835in" fo:height="0.0835in">
          <style:list-level-label-alignment text:label-followed-by="nothing" fo:text-indent="-0.25in" fo:margin-left="2.75in"/>
        </style:list-level-properties>
      </text:list-level-style-image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Step 1: Define Your Audience/Tone</text:h>
      <text:p text:style-name="P1"/>
      <text:p text:style-name="Standard"/>
      <text:list xml:id="list849690718367365883" text:style-name="L1">
        <text:list-header>
          <text:p text:style-name="P8">Who will visit your site? Potential employers? New clients or customers?</text:p>
        </text:list-header>
        <text:list-item>
          <text:p text:style-name="P8">Employers, fellow graphic designers, friends, anyone interested in entertainment</text:p>
          <text:p text:style-name="P8"/>
          <text:p text:style-name="P8">What can make you and/or your product stand out against your competitors?</text:p>
        </text:list-item>
        <text:list-item>
          <text:p text:style-name="P8">Content, Humor, Clean professional illustration</text:p>
          <text:p text:style-name="P8"/>
          <text:p text:style-name="P8">How would you speak to your clientele if you were communicating in person? How could you translate that style and tone digitally?</text:p>
        </text:list-item>
        <text:list-item>
          <text:p text:style-name="P8">I would convey a clean, simplistic tone with a humorous style. Translating this through sharp images and clever but informative text.</text:p>
          <text:p text:style-name="P8"/>
          <text:p text:style-name="P8">What colors represent you or your product?</text:p>
        </text:list-item>
        <text:list-item>
          <text:p text:style-name="P8">Black - elegance, stability</text:p>
        </text:list-item>
      </text:list>
      <text:list xml:id="list5711324395432086011" text:style-name="L2">
        <text:list-item>
          <text:p text:style-name="P9">Blue - loyalty, integrity</text:p>
        </text:list-item>
      </text:list>
      <text:list xml:id="list39577978" text:continue-list="list849690718367365883" text:style-name="L1">
        <text:list-item>
          <text:p text:style-name="P8">Yellow - youthful, fun</text:p>
          <text:p text:style-name="P8"/>
          <text:p text:style-name="P8">What images illustrate your message?</text:p>
        </text:list-item>
      </text:list>
      <text:p text:style-name="Standard"/>
      <text:p text:style-name="Standard"/>
      <text:h text:style-name="P6" text:outline-level="2">Step 2: Identify Content</text:h>
      <text:p text:style-name="P2"><text:span text:style-name="Emphasis"><text:span text:style-name="T2"/></text:span></text:p>
      <text:p text:style-name="P3"><text:line-break/>Create a sitemap in outline format of your website in the same .doc file. Use the following questions as a guide:</text:p>
      <text:list xml:id="list5354437552385889415" text:style-name="L3">
        <text:list-header>
          <text:p text:style-name="P10"/>
          <text:p text:style-name="P14">What are the three-to-five pages titled?</text:p>
          <text:p text:style-name="P10"/>
        </text:list-header>
        <text:list-item>
          <text:p text:style-name="P10">Homepage-About me</text:p>
        </text:list-item>
        <text:list-item>
          <text:p text:style-name="P10">Portfolio</text:p>
        </text:list-item>
        <text:list-item>
          <text:p text:style-name="P10">Reviews</text:p>
        </text:list-item>
        <text:list-item>
          <text:p text:style-name="P10">Blog</text:p>
          <text:p text:style-name="P10"/>
          <text:p text:style-name="P14">What will be the purpose for each?</text:p>
          <text:p text:style-name="P10"/>
        </text:list-item>
        <text:list-item>
          <text:p text:style-name="P10">About me – describes my background and what the site is</text:p>
          <text:p text:style-name="P10"/>
        </text:list-item>
        <text:list-item>
          <text:p text:style-name="P10">Portfolio – Past work and things im working on</text:p>
          <text:list>
            <text:list-header>
              <text:p text:style-name="P10"/>
            </text:list-header>
          </text:list>
        </text:list-item>
        <text:list-item>
          <text:p text:style-name="P10">Reviews – My opinion on things like movies, video games etc.</text:p>
        </text:list-item>
      </text:list>
      <text:p text:style-name="P4"/>
      <text:list xml:id="list39585921" text:continue-numbering="true" text:style-name="L3">
        <text:list-item>
          <text:p text:style-name="P10">Blog – Other thoughts that aren't reviews</text:p>
        </text:list-item>
      </text:list>
      <text:p text:style-name="P4"/>
      <text:list xml:id="list39563761" text:continue-numbering="true" text:style-name="L3">
        <text:list-item>
          <text:list>
            <text:list-header>
              <text:p text:style-name="P10"/>
            </text:list-header>
          </text:list>
        </text:list-item>
      </text:list>
      <text:p text:style-name="P5"><text:soft-page-break/></text:p>
      <text:list xml:id="list39585163" text:continue-numbering="true" text:style-name="L3">
        <text:list-header>
          <text:p text:style-name="P14">What should each page contain? <text:span text:style-name="T1">Will there be textual content? Or just images?</text:span></text:p>
          <text:p text:style-name="P10"/>
        </text:list-header>
      </text:list>
      <text:list xml:id="list962179951723723773" text:style-name="L4">
        <text:list-item>
          <text:p text:style-name="P11">Logo on each page</text:p>
        </text:list-item>
      </text:list>
      <text:list xml:id="list8053096150265702568" text:style-name="L5">
        <text:list-item>
          <text:p text:style-name="P12">Portfolio will contain images of work and text describing it</text:p>
        </text:list-item>
        <text:list-item>
          <text:p text:style-name="P12">Reviews will have images and text of the subject</text:p>
        </text:list-item>
      </text:list>
      <text:list xml:id="list1238257289852103306" text:style-name="L6">
        <text:list-item>
          <text:p text:style-name="P13">Blog will be mostly text, maybe some fun images</text:p>
        </text:list-item>
      </text:list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News 706" svg:font-family="'News 706', Georgia, serif"/>
    <style:font-face style:name="News706BT-RomanC" svg:font-family="News706BT-RomanC, 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22:17:14.27</meta:creation-date>
    <dc:date>2014-10-20T19:41:47.10</dc:date>
    <meta:editing-duration>PT2H23M30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2" meta:paragraph-count="29" meta:word-count="261" meta:character-count="1445"/>
  </office:meta>
</office:document-meta>
</file>